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46in"/>
    </style:style>
    <style:style style:name="co2" style:family="table-column">
      <style:table-column-properties fo:break-before="auto" style:column-width="7.8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7173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Admin Should login First</text:p>
          </table:table-cell>
          <table:table-cell office:value-type="string">
            <text:p>Admin first render the login view after that Admin use his email Address or Login Name and password </text:p>
          </table:table-cell>
        </table:table-row>
        <table:table-row table:style-name="ro3">
          <table:table-cell office:value-type="string">
            <text:p>Admin should validate his authentication </text:p>
          </table:table-cell>
          <table:table-cell office:value-type="string">
            <text:p>1.The Email address and password should presence while login 2.Email address should be in proper format 3 .Password should be validate 4.If Email or Login and encrypted Password hash is matched then User can login as an Admin role. Otherwise User can not be login</text:p>
          </table:table-cell>
        </table:table-row>
        <table:table-row table:style-name="ro4">
          <table:table-cell office:value-type="string">
            <text:p>Admin can set Other user Role</text:p>
          </table:table-cell>
          <table:table-cell office:value-type="string">
            <text:p>Admin can change the User Type of any other users in the Database Admin can only change their status in Producer and Consumer.Admin should <text:s/>not set Admin to other user.</text:p>
          </table:table-cell>
        </table:table-row>
        <table:table-row table:style-name="ro2">
          <table:table-cell office:value-type="string">
            <text:p>Admin Can see The Store Details</text:p>
          </table:table-cell>
          <table:table-cell office:value-type="string">
            <text:p>Admin can see all the stores which is created by any producer So store should have some producer referencing user.</text:p>
          </table:table-cell>
        </table:table-row>
        <table:table-row table:style-name="ro2">
          <table:table-cell office:value-type="string">
            <text:p>Admin can disable any Store</text:p>
          </table:table-cell>
          <table:table-cell office:value-type="string">
            <text:p>Admin should have a permission to disable the store.The disable store should not be purchasable or viewable to other consumers. </text:p>
          </table:table-cell>
        </table:table-row>
        <table:table-row table:style-name="ro2">
          <table:table-cell office:value-type="string">
            <text:p>Admin Can edit the content of <text:s/>Any store</text:p>
          </table:table-cell>
          <table:table-cell office:value-type="string">
            <text:p>Admin can edit any store when admin wants to Edit it.</text:p>
          </table:table-cell>
        </table:table-row>
        <table:table-row table:style-name="ro2">
          <table:table-cell office:value-type="string">
            <text:p>Admin can track the Purchase things</text:p>
          </table:table-cell>
          <table:table-cell office:value-type="string">
            <text:p>Admin should track how many purchase has been accomplished by our consumers.Each Purchase should have proper shipping addresses and Also should have proper payment details </text:p>
          </table:table-cell>
        </table:table-row>
        <table:table-row table:style-name="ro2">
          <table:table-cell office:value-type="string">
            <text:p>Admin can disable any purchase</text:p>
          </table:table-cell>
          <table:table-cell office:value-type="string">
            <text:p>There should be some permission to the admin that he can disable any shipping if the details of shipping is not proper.</text:p>
          </table:table-cell>
        </table:table-row>
        <table:table-row table:style-name="ro2">
          <table:table-cell office:value-type="string">
            <text:p>Admin can not change payment card details</text:p>
          </table:table-cell>
          <table:table-cell office:value-type="string">
            <text:p>There should not be given any permission to admin that he can change the card number security details etc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Producer Should br Registers user</text:p>
          </table:table-cell>
          <table:table-cell office:value-type="string">
            <text:p>Some of the registered user whose user_type is set as producer should be the producer </text:p>
          </table:table-cell>
        </table:table-row>
        <table:table-row table:style-name="ro1">
          <table:table-cell office:value-type="string">
            <text:p>Producer should login first before he post anything to a store</text:p>
          </table:table-cell>
          <table:table-cell office:value-type="string">
            <text:p>Producer should follow the login process as early describe to post anything to the store</text:p>
          </table:table-cell>
        </table:table-row>
        <table:table-row table:style-name="ro2">
          <table:table-cell office:value-type="string">
            <text:p>Producer follow the same authentication step as admin does</text:p>
          </table:table-cell>
          <table:table-cell/>
        </table:table-row>
        <table:table-row table:style-name="ro1">
          <table:table-cell office:value-type="string">
            <text:p>Producer can post many content</text:p>
          </table:table-cell>
          <table:table-cell office:value-type="string">
            <text:p>One Producer can open any store and post many contents</text:p>
          </table:table-cell>
        </table:table-row>
        <table:table-row table:style-name="ro2">
          <table:table-cell office:value-type="string">
            <text:p>Content should be valid format</text:p>
          </table:table-cell>
          <table:table-cell office:value-type="string">
            <text:p>Content of the post should be valid format Same content should not be more than one</text:p>
          </table:table-cell>
        </table:table-row>
        <table:table-row table:style-name="ro1">
          <table:table-cell office:value-type="string">
            <text:p>Content should be minimum or maximum length</text:p>
          </table:table-cell>
          <table:table-cell office:value-type="string">
            <text:p>Content should be fix length </text:p>
          </table:table-cell>
        </table:table-row>
        <table:table-row table:style-name="ro2">
          <table:table-cell office:value-type="string">
            <text:p>Metadata of the content should be more specific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onsumer should be anonymous</text:p>
          </table:table-cell>
          <table:table-cell office:value-type="string">
            <text:p>Consumer should not required any kind of authentication .Consumer can be anyone</text:p>
          </table:table-cell>
        </table:table-row>
        <table:table-row table:style-name="ro1">
          <table:table-cell office:value-type="string">
            <text:p>Consumer Address should be perfect</text:p>
          </table:table-cell>
          <table:table-cell office:value-type="string">
            <text:p>State name of address should be valid also if Address has any country country should have the state </text:p>
          </table:table-cell>
        </table:table-row>
        <table:table-row table:style-name="ro1">
          <table:table-cell office:value-type="string">
            <text:p>Address country and state should not be blank</text:p>
          </table:table-cell>
          <table:table-cell office:value-type="string">
            <text:p>Shipping address state and country should not be blank if both are blank The address should not be store in database</text:p>
          </table:table-cell>
        </table:table-row>
        <table:table-row table:style-name="ro2">
          <table:table-cell office:value-type="string">
            <text:p>Creditcard</text:p>
          </table:table-cell>
          <table:table-cell/>
        </table:table-row>
        <table:table-row table:style-name="ro1">
          <table:table-cell office:value-type="string">
            <text:p>should call authorize on the gateway with the payment amount</text:p>
          </table:table-cell>
          <table:table-cell office:value-type="string">
            <text:p>It should match the payment gateway and a valid amount</text:p>
          </table:table-cell>
        </table:table-row>
        <table:table-row table:style-name="ro1">
          <table:table-cell/>
          <table:table-cell office:value-type="string">
            <text:p>It should be valid Card Number</text:p>
          </table:table-cell>
        </table:table-row>
        <table:table-row table:style-name="ro1">
          <table:table-cell/>
          <table:table-cell office:value-type="string">
            <text:p>It should be valid security number</text:p>
          </table:table-cell>
        </table:table-row>
        <table:table-row table:style-name="ro1">
          <table:table-cell office:value-type="string">
            <text:p>should log the response</text:p>
          </table:table-cell>
          <table:table-cell office:value-type="string">
            <text:p>when gateway does not match the environment</text:p>
          </table:table-cell>
        </table:table-row>
        <table:table-row table:style-name="ro1">
          <table:table-cell/>
          <table:table-cell office:value-type="string">
            <text:p>raise Excep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if sucessfull</text:p>
          </table:table-cell>
        </table:table-row>
        <table:table-row table:style-name="ro2">
          <table:table-cell/>
          <table:table-cell office:value-type="string">
            <text:p>should store the response_code and avs_response</text:p>
          </table:table-cell>
        </table:table-row>
        <table:table-row table:style-name="ro1">
          <table:table-cell/>
          <table:table-cell office:value-type="string">
            <text:p>Should payment successful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if unsucessfull</text:p>
          </table:table-cell>
        </table:table-row>
        <table:table-row table:style-name="ro1">
          <table:table-cell/>
          <table:table-cell office:value-type="string">
            <text:p>should make payment faile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15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20T12:43:28</meta:creation-date>
    <dc:date>2011-04-20T14:55:38</dc:date>
    <meta:editing-duration>PT01H56M10S</meta:editing-duration>
    <meta:editing-cycles>6</meta:editing-cycles>
    <meta:generator>OpenOffice.org/3.1$Linux OpenOffice.org_project/310m19$Build-9420</meta:generator>
    <meta:document-statistic meta:table-count="3" meta:cell-count="51" meta:object-count="0"/>
  </office:meta>
</office:document-meta>
</file>